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4628B1FADF8AEF485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Semibold" svg:font-family="'Lato Semibold'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423cm" fo:min-width="2.63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712cm" fo:min-width="1.4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423cm" fo:min-width="2.852cm"/>
      <style:paragraph-properties style:writing-mode="lr-tb"/>
    </style:style>
    <style:style style:name="gr4" style:family="graphic" style:parent-style-name="objectwithoutfill">
      <style:graphic-properties svg:stroke-color="#c9211e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92cm"/>
      <style:paragraph-properties style:writing-mode="lr-tb"/>
    </style:style>
    <style:style style:name="gr6" style:family="graphic" style:parent-style-name="objectwithoutfill">
      <style:graphic-properties svg:stroke-color="#55308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4cm"/>
      <style:paragraph-properties style:writing-mode="lr-tb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2.4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2.53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1cm" fo:min-width="1.83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4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2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6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7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6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40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0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928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auto-grow-height="false" draw:auto-grow-width="true" fo:min-height="0.25cm" fo:min-width="12.109cm"/>
      <style:paragraph-properties style:writing-mode="lr-tb"/>
    </style:style>
    <style:style style:name="gr22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fo:min-height="1.177cm" fo:min-width="2.873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395cm" fo:min-width="5.777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447cm" fo:min-width="5.856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auto-grow-height="false" draw:auto-grow-width="true" fo:min-height="0.25cm" fo:min-width="7.707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color="#55308d" loext:opacity="100%"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069a2e" loext:opacity="100%" style:font-name="Lato Semibold" fo:font-size="15pt"/>
    </style:style>
    <style:style style:name="P7" style:family="paragraph">
      <loext:graphic-properties draw:fill="none" draw:fill-color="#ffffff"/>
      <style:paragraph-properties style:writing-mode="lr-tb"/>
      <style:text-properties fo:font-size="16pt"/>
    </style:style>
    <style:style style:name="P8" style:family="paragraph">
      <style:paragraph-properties fo:text-align="start"/>
      <style:text-properties style:font-name="Liberation Mono" fo:font-size="22pt" style:font-name-asian="Liberation Mono" style:font-size-asian="10pt" style:font-name-complex="Liberation Mono" style:font-size-complex="10pt"/>
    </style:style>
    <style:style style:name="P9" style:family="paragraph">
      <loext:graphic-properties draw:fill="none"/>
      <style:paragraph-properties fo:text-align="start"/>
      <style:text-properties style:font-name="Liberation Mono" fo:font-size="22pt" style:font-name-asian="Liberation Mono" style:font-size-asian="10pt" style:font-name-complex="Liberation Mono" style:font-size-complex="10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color="#c9211e" loext:opacity="100%" fo:font-size="16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9211e" loext:opacity="100%" fo:font-size="16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55308d" loext:opacity="100%" fo:font-size="16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55308d" loext:opacity="100%" fo:font-size="16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color="#069a2e" loext:opacity="100%" fo:font-size="16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69a2e" loext:opacity="100%" fo:font-size="16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color="#000000" loext:opacity="100%" fo:font-size="14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0000" loext:opacity="100%" fo:font-size="14pt"/>
    </style:style>
    <style:style style:name="P20" style:family="paragraph">
      <style:paragraph-properties fo:text-align="start"/>
      <style:text-properties fo:color="#000000" loext:opacity="100%" style:font-name="Liberation Mono" fo:font-size="13pt" style:font-name-asian="Liberation Mono" style:font-size-asian="10pt" style:font-name-complex="Liberation Mono" style:font-size-complex="10pt"/>
    </style:style>
    <style:style style:name="P21" style:family="paragraph">
      <loext:graphic-properties draw:fill="none"/>
      <style:paragraph-properties fo:text-align="start"/>
      <style:text-properties fo:color="#000000" loext:opacity="100%" style:font-name="Liberation Mono" fo:font-size="13pt" style:font-name-asian="Liberation Mono" style:font-size-asian="10pt" style:font-name-complex="Liberation Mono" style:font-size-complex="10pt"/>
    </style:style>
    <style:style style:name="P22" style:family="paragraph">
      <style:paragraph-properties fo:margin-left="0cm" fo:margin-right="0cm" fo:margin-top="0cm" fo:margin-bottom="0cm" fo:line-height="100%" fo:text-align="start" fo:text-indent="0cm"/>
      <style:text-properties fo:color="#55308d" loext:opacity="100%" fo:font-size="12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55308d" loext:opacity="100%" fo:font-size="12pt"/>
    </style:style>
    <style:style style:name="P24" style:family="paragraph">
      <style:paragraph-properties fo:margin-left="0cm" fo:margin-right="0cm" fo:margin-top="0cm" fo:margin-bottom="0cm" fo:line-height="100%" fo:text-align="end" fo:text-indent="0cm"/>
      <style:text-properties fo:color="#069a2e" loext:opacity="100%" fo:font-size="12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color="#069a2e" loext:opacity="100%" fo:font-size="12pt"/>
    </style:style>
    <style:style style:name="P26" style:family="paragraph">
      <style:paragraph-properties fo:margin-left="0cm" fo:margin-right="0cm" fo:margin-top="0cm" fo:margin-bottom="0cm" fo:line-height="100%" fo:text-align="start" fo:text-indent="0cm"/>
      <style:text-properties fo:color="#be480a" loext:opacity="100%" fo:font-size="12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be480a" loext:opacity="100%" fo:font-size="12pt"/>
    </style:style>
    <style:style style:name="T1" style:family="text">
      <style:text-properties fo:color="#c9211e" loext:opacity="100%"/>
    </style:style>
    <style:style style:name="T2" style:family="text">
      <style:text-properties fo:color="#55308d" loext:opacity="100%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55308d" loext:opacity="100%" fo:font-size="12pt" style:font-size-asian="12pt" style:font-size-complex="12pt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color="#069a2e" loext:opacity="100%" style:font-name="Lato Semibold" fo:font-size="15pt"/>
    </style:style>
    <style:style style:name="T7" style:family="text">
      <style:text-properties fo:font-size="16pt"/>
    </style:style>
    <style:style style:name="T8" style:family="text">
      <style:text-properties fo:color="#c9211e" loext:opacity="100%" fo:font-size="16pt"/>
    </style:style>
    <style:style style:name="T9" style:family="text">
      <style:text-properties fo:color="#069a2e" loext:opacity="100%"/>
    </style:style>
    <style:style style:name="T10" style:family="text">
      <style:text-properties fo:color="#c9211e" loext:opacity="100%" style:font-size-asian="10pt" style:font-size-complex="10pt"/>
    </style:style>
    <style:style style:name="T11" style:family="text">
      <style:text-properties style:font-size-asian="10pt" style:font-size-complex="10pt"/>
    </style:style>
    <style:style style:name="T12" style:family="text">
      <style:text-properties fo:color="#069a2e" loext:opacity="100%" style:font-size-asian="10pt" style:font-size-complex="10pt"/>
    </style:style>
    <style:style style:name="T13" style:family="text">
      <style:text-properties fo:color="#000000" loext:opacity="100%"/>
    </style:style>
    <style:style style:name="T14" style:family="text">
      <style:text-properties fo:color="#be480a" loext:opacity="100%"/>
    </style:style>
    <style:style style:name="T15" style:family="text">
      <style:text-properties fo:font-weight="bold" style:font-size-asian="10pt" style:font-weight-asian="bold" style:font-size-complex="10pt" style:font-weight-complex="bold"/>
    </style:style>
    <style:style style:name="T16" style:family="text">
      <style:text-properties fo:color="#be480a" loext:opacity="100%" style:font-size-asian="10pt" style:font-size-complex="10pt"/>
    </style:style>
    <style:style style:name="T17" style:family="text">
      <style:text-properties fo:color="#be480a" loext:opacity="100%" fo:font-weight="bold" style:font-size-asian="10pt" style:font-weight-asian="bold" style:font-size-complex="10pt" style:font-weight-complex="bold"/>
    </style:style>
    <style:style style:name="T18" style:family="text">
      <style:text-properties fo:color="#be480a" loext:opacity="100%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31cm" svg:height="1.673cm" svg:x="3.028cm" svg:y="2.999cm">
          <draw:text-box>
            <text:p><text:span text:style-name="T1">a</text:span> <text:span text:style-name="T2">=</text:span> 5</text:p>
            <text:p><text:span text:style-name="T1">e</text:span> <text:span text:style-name="T2">=</text:span> False</text:p>
          </draw:text-box>
        </draw:frame>
        <draw:frame draw:style-name="gr2" draw:text-style-name="P1" draw:layer="layout" svg:width="1.933cm" svg:height="0.962cm" svg:x="7.817cm" svg:y="2.999cm">
          <draw:text-box>
            <text:p><text:span text:style-name="T1">b</text:span> <text:span text:style-name="T2">=</text:span> a</text:p>
          </draw:text-box>
        </draw:frame>
        <draw:frame draw:style-name="gr3" draw:text-style-name="P1" draw:layer="layout" svg:width="3.352cm" svg:height="1.673cm" svg:x="11.899cm" svg:y="2.999cm">
          <draw:text-box>
            <text:p><text:span text:style-name="T1">c</text:span> <text:span text:style-name="T2">=</text:span> a &gt;= 5</text:p>
            <text:p><text:span text:style-name="T1">d</text:span> <text:span text:style-name="T2">=</text:span> a // 3</text:p>
          </draw:text-box>
        </draw:frame>
        <draw:line draw:style-name="gr4" draw:text-style-name="P2" draw:layer="layout" svg:x1="3.5cm" svg:y1="3.1cm" svg:x2="3.5cm" svg:y2="2.4cm">
          <text:p/>
        </draw:line>
        <draw:line draw:style-name="gr4" draw:text-style-name="P2" draw:layer="layout" svg:x1="8.2cm" svg:y1="3.1cm" svg:x2="8.2cm" svg:y2="2.4cm">
          <text:p/>
        </draw:line>
        <draw:line draw:style-name="gr4" draw:text-style-name="P2" draw:layer="layout" svg:x1="12.3cm" svg:y1="3.1cm" svg:x2="12.3cm" svg:y2="2.4cm">
          <text:p/>
        </draw:line>
        <draw:line draw:style-name="gr4" draw:text-style-name="P2" draw:layer="layout" svg:x1="3.5cm" svg:y1="2.4cm" svg:x2="14.5cm" svg:y2="2.4cm">
          <text:p/>
        </draw:line>
        <draw:frame draw:style-name="gr5" draw:text-style-name="P3" draw:layer="layout" svg:width="3.592cm" svg:height="0.725cm" svg:x="14.458cm" svg:y="2.025cm">
          <draw:text-box>
            <text:p><text:span text:style-name="T3">Nom de variable</text:span></text:p>
          </draw:text-box>
        </draw:frame>
        <draw:line draw:style-name="gr6" draw:text-style-name="P2" draw:layer="layout" svg:x1="4cm" svg:y1="3.101cm" svg:x2="4cm" svg:y2="1.901cm">
          <text:p/>
        </draw:line>
        <draw:line draw:style-name="gr6" draw:text-style-name="P2" draw:layer="layout" svg:x1="8.7cm" svg:y1="3.101cm" svg:x2="8.7cm" svg:y2="1.901cm">
          <text:p/>
        </draw:line>
        <draw:line draw:style-name="gr6" draw:text-style-name="P2" draw:layer="layout" svg:x1="12.8cm" svg:y1="3.101cm" svg:x2="12.8cm" svg:y2="1.901cm">
          <text:p/>
        </draw:line>
        <draw:line draw:style-name="gr6" draw:text-style-name="P2" draw:layer="layout" svg:x1="4cm" svg:y1="1.901cm" svg:x2="14.5cm" svg:y2="1.901cm">
          <text:p/>
        </draw:line>
        <draw:frame draw:style-name="gr7" draw:text-style-name="P4" draw:layer="layout" svg:width="2.504cm" svg:height="0.725cm" svg:x="14.458cm" svg:y="1.526cm">
          <draw:text-box>
            <text:p><text:span text:style-name="T4">Affectation</text:span></text:p>
          </draw:text-box>
        </draw:frame>
        <draw:line draw:style-name="gr8" draw:text-style-name="P2" draw:layer="layout" svg:x1="9.3cm" svg:y1="3.101cm" svg:x2="9.3cm" svg:y2="1.402cm">
          <text:p/>
        </draw:line>
        <draw:line draw:style-name="gr8" draw:text-style-name="P2" draw:layer="layout" svg:x1="13.4cm" svg:y1="3.101cm" svg:x2="13.4cm" svg:y2="1.402cm">
          <text:p/>
        </draw:line>
        <draw:line draw:style-name="gr8" draw:text-style-name="P2" draw:layer="layout" svg:x1="4.6cm" svg:y1="1.402cm" svg:x2="14.5cm" svg:y2="1.402cm">
          <text:p/>
        </draw:line>
        <draw:frame draw:style-name="gr9" draw:text-style-name="P5" draw:layer="layout" svg:width="1.696cm" svg:height="0.725cm" svg:x="14.458cm" svg:y="1.027cm">
          <draw:text-box>
            <text:p><text:span text:style-name="T5">Valeur</text:span></text:p>
          </draw:text-box>
        </draw:frame>
        <draw:line draw:style-name="gr8" draw:text-style-name="P2" draw:layer="layout" svg:x1="4.6cm" svg:y1="3.1cm" svg:x2="4.6cm" svg:y2="1.401cm">
          <text:p/>
        </draw:line>
        <draw:frame draw:style-name="gr10" draw:text-style-name="P6" draw:layer="layout" svg:width="2.907cm" svg:height="0.781cm" svg:x="4.093cm" svg:y="4.757cm">
          <draw:text-box>
            <text:p><text:span text:style-name="T6">Constante</text:span></text:p>
          </draw:text-box>
        </draw:frame>
        <draw:frame draw:style-name="gr11" draw:text-style-name="P6" draw:layer="layout" svg:width="3.038cm" svg:height="0.781cm" svg:x="12.894cm" svg:y="4.757cm">
          <draw:text-box>
            <text:p><text:span text:style-name="T6">Expression</text:span></text:p>
          </draw:text-box>
        </draw:frame>
        <draw:frame draw:style-name="gr12" draw:text-style-name="P6" draw:layer="layout" svg:width="2.339cm" svg:height="1.841cm" svg:x="8.794cm" svg:y="3.958cm">
          <draw:text-box>
            <text:p><text:span text:style-name="T6">Valeur </text:span></text:p>
            <text:p><text:span text:style-name="T6">d’une </text:span></text:p>
            <text:p><text:span text:style-name="T6">variable</text:span></text:p>
          </draw:text-box>
        </draw:frame>
        <draw:frame draw:style-name="gr13" draw:text-style-name="P7" draw:layer="layout" svg:width="3.927cm" svg:height="0.878cm" svg:x="1cm" svg:y="7.75cm">
          <draw:text-box>
            <text:p><text:span text:style-name="T7">nom = </text:span><text:span text:style-name="T8">"Sami"</text:span></text:p>
          </draw:text-box>
        </draw:frame>
        <draw:frame draw:style-name="gr14" draw:text-style-name="P7" draw:layer="layout" svg:width="2.712cm" svg:height="0.878cm" svg:x="5.5cm" svg:y="7.75cm">
          <draw:text-box>
            <text:p><text:span text:style-name="T7">age = </text:span><text:span text:style-name="T8">17</text:span></text:p>
          </draw:text-box>
        </draw:frame>
        <draw:frame draw:style-name="gr15" draw:text-style-name="P7" draw:layer="layout" svg:width="4.151cm" svg:height="0.878cm" svg:x="10cm" svg:y="7.75cm">
          <draw:text-box>
            <text:p><text:span text:style-name="T7">hauteur = </text:span><text:span text:style-name="T8">1.87</text:span></text:p>
          </draw:text-box>
        </draw:frame>
        <draw:frame draw:style-name="gr16" draw:text-style-name="P7" draw:layer="layout" svg:width="4.248cm" svg:height="0.878cm" svg:x="14.5cm" svg:y="7.75cm">
          <draw:text-box>
            <text:p><text:span text:style-name="T7">majeur = </text:span><text:span text:style-name="T8">False</text:span></text:p>
          </draw:text-box>
        </draw:frame>
        <draw:frame draw:style-name="gr17" draw:text-style-name="P6" draw:layer="layout" svg:width="2.123cm" svg:height="0.781cm" svg:x="1.902cm" svg:y="8.758cm">
          <draw:text-box>
            <text:p><text:span text:style-name="T6">Chaîne</text:span></text:p>
          </draw:text-box>
        </draw:frame>
        <draw:frame draw:style-name="gr18" draw:text-style-name="P6" draw:layer="layout" svg:width="1.903cm" svg:height="0.781cm" svg:x="5.905cm" svg:y="8.759cm">
          <draw:text-box>
            <text:p><text:span text:style-name="T6">Entier</text:span></text:p>
          </draw:text-box>
        </draw:frame>
        <draw:frame draw:style-name="gr19" draw:text-style-name="P6" draw:layer="layout" svg:width="1.505cm" svg:height="0.781cm" svg:x="11.323cm" svg:y="8.76cm">
          <draw:text-box>
            <text:p><text:span text:style-name="T6">Réel</text:span></text:p>
          </draw:text-box>
        </draw:frame>
        <draw:frame draw:style-name="gr20" draw:text-style-name="P6" draw:layer="layout" svg:width="2.428cm" svg:height="0.781cm" svg:x="15.41cm" svg:y="8.761cm">
          <draw:text-box>
            <text:p><text:span text:style-name="T6">Booléen</text:span></text:p>
          </draw:text-box>
        </draw:frame>
      </draw:page>
      <draw:page draw:name="page2" draw:style-name="dp1" draw:master-page-name="Default">
        <draw:frame draw:style-name="gr21" draw:text-style-name="P9" draw:layer="layout" svg:width="12.609cm" svg:height="1.25cm" svg:x="1cm" svg:y="1cm">
          <draw:text-box>
            <text:p text:style-name="P8"><text:span text:style-name="T9">ch</text:span> = <text:span text:style-name="T2">input</text:span>(<text:span text:style-name="T1">"Votre nom ? "</text:span>)</text:p>
          </draw:text-box>
        </draw:frame>
        <draw:line draw:style-name="gr22" draw:text-style-name="P10" draw:layer="layout" svg:x1="6.459cm" svg:y1="2cm" svg:x2="6.459cm" svg:y2="2.9cm">
          <text:p text:style-name="P17"/>
        </draw:line>
        <draw:frame draw:style-name="gr23" draw:text-style-name="P12" draw:layer="layout" svg:width="4.689cm" svg:height="0.75cm" svg:x="6.459cm" svg:y="2.15cm">
          <draw:text-box>
            <text:p text:style-name="P11"><text:span text:style-name="T10">Message d'invite</text:span></text:p>
          </draw:text-box>
        </draw:frame>
        <draw:line draw:style-name="gr22" draw:text-style-name="P10" draw:layer="layout" svg:x1="3.659cm" svg:y1="2cm" svg:x2="3.659cm" svg:y2="3.9cm">
          <text:p/>
        </draw:line>
        <draw:line draw:style-name="gr22" draw:text-style-name="P10" draw:layer="layout" svg:x1="1.359cm" svg:y1="2cm" svg:x2="1.359cm" svg:y2="5.1cm">
          <text:p/>
        </draw:line>
        <draw:frame draw:style-name="gr24" draw:text-style-name="P14" draw:layer="layout" svg:width="7.504cm" svg:height="0.75cm" svg:x="3.655cm" svg:y="3.203cm">
          <draw:text-box>
            <text:p text:style-name="P13"><text:span text:style-name="T11">Récupère l'entrée du clavier</text:span></text:p>
          </draw:text-box>
        </draw:frame>
        <draw:frame draw:style-name="gr25" draw:text-style-name="P16" draw:layer="layout" svg:width="8.994cm" svg:height="0.895cm" svg:x="1.359cm" svg:y="4.255cm">
          <draw:text-box>
            <text:p text:style-name="P15"><text:span text:style-name="T12">Affecter le </text:span><text:span text:style-name="T12">résultat à la </text:span><text:span text:style-name="T12">variable ch</text:span></text:p>
          </draw:text-box>
        </draw:frame>
        <draw:frame draw:style-name="gr26" draw:text-style-name="P17" draw:layer="layout" svg:width="1.36cm" svg:height="1.2cm" svg:x="1.15cm" svg:y="5.469cm">
          <draw:image xlink:href="Pictures/1000000100000500000004628B1FADF8AEF485CA.png" xlink:type="simple" xlink:show="embed" xlink:actuate="onLoad" draw:mime-type="image/png">
            <text:p/>
          </draw:image>
        </draw:frame>
        <draw:frame draw:style-name="gr27" draw:text-style-name="P19" draw:layer="layout" svg:width="8.063cm" svg:height="1.289cm" svg:x="2.737cm" svg:y="5.411cm">
          <draw:text-box>
            <text:p text:style-name="P18"><text:span text:style-name="T11">input(…) </text:span></text:p>
            <text:p text:style-name="P18"><text:span text:style-name="T11">Renvoie </text:span><text:span text:style-name="T11">une chaîne </text:span><text:span text:style-name="T11">de </text:span><text:span text:style-name="T11">caractères</text:span></text:p>
          </draw:text-box>
        </draw:frame>
        <draw:frame draw:style-name="gr28" draw:text-style-name="P21" draw:layer="layout" svg:width="9.308cm" svg:height="0.75cm" svg:x="6cm" svg:y="11.5cm">
          <draw:text-box>
            <text:p text:style-name="P20"><text:span text:style-name="T9">age</text:span><text:span text:style-name="T13"> = <text:s text:c="2"/></text:span><text:span text:style-name="T14">int(</text:span><text:span text:style-name="T2">input( <text:s/></text:span><text:span text:style-name="T13">"âge ? " <text:s/></text:span><text:span text:style-name="T2">)</text:span><text:span text:style-name="T14">)</text:span></text:p>
          </draw:text-box>
        </draw:frame>
        <draw:frame draw:style-name="gr28" draw:text-style-name="P21" draw:layer="layout" svg:width="9.308cm" svg:height="0.75cm" svg:x="6.001cm" svg:y="12.3cm">
          <draw:text-box>
            <text:p text:style-name="P20"><text:span text:style-name="T9">moy</text:span><text:span text:style-name="T13"> = </text:span><text:span text:style-name="T14">float(</text:span><text:span text:style-name="T2">i</text:span><text:span text:style-name="T2">nput(</text:span><text:span text:style-name="T13">"M</text:span><text:span text:style-name="T13">oyenne </text:span><text:span text:style-name="T13">? "</text:span><text:span text:style-name="T2">)</text:span><text:span text:style-name="T14">)</text:span></text:p>
          </draw:text-box>
        </draw:frame>
        <draw:line draw:style-name="gr22" draw:text-style-name="P10" draw:layer="layout" svg:x1="9.6cm" svg:y1="10.1cm" svg:x2="9.6cm" svg:y2="11.5cm">
          <text:p/>
        </draw:line>
        <draw:frame draw:style-name="gr29" draw:text-style-name="P23" draw:layer="layout" svg:width="5.945cm" svg:height="0.75cm" svg:x="9.555cm" svg:y="10.103cm">
          <draw:text-box>
            <text:p text:style-name="P22"><text:span text:style-name="T11">Récupère l'entrée du clavier</text:span><text:span text:style-name="T11"><text:line-break/></text:span><text:span text:style-name="T11">de </text:span><text:span text:style-name="T15">type chaîne</text:span></text:p>
          </draw:text-box>
        </draw:frame>
        <draw:line draw:style-name="gr22" draw:text-style-name="P10" draw:layer="layout" svg:x1="3.659cm" svg:y1="2cm" svg:x2="3.659cm" svg:y2="3.9cm">
          <text:p/>
        </draw:line>
        <draw:frame draw:style-name="gr30" draw:text-style-name="P14" draw:layer="layout" svg:width="7.504cm" svg:height="0.75cm" svg:x="3.655cm" svg:y="3.203cm">
          <draw:text-box>
            <text:p text:style-name="P13"><text:span text:style-name="T11">Récupère l'entrée du clavier</text:span></text:p>
          </draw:text-box>
        </draw:frame>
        <draw:line draw:style-name="gr22" draw:text-style-name="P10" draw:layer="layout" svg:x1="7.001cm" svg:y1="10.1cm" svg:x2="7.001cm" svg:y2="11.5cm">
          <text:p/>
        </draw:line>
        <draw:frame draw:style-name="gr31" draw:text-style-name="P25" draw:layer="layout" svg:width="3.244cm" svg:height="1.397cm" svg:x="3.756cm" svg:y="10.103cm">
          <draw:text-box>
            <text:p text:style-name="P24"><text:span text:style-name="T11">Variable</text:span><text:span text:style-name="T11"><text:line-break/></text:span><text:span text:style-name="T11">de </text:span><text:span text:style-name="T15">type entier</text:span></text:p>
          </draw:text-box>
        </draw:frame>
        <draw:line draw:style-name="gr22" draw:text-style-name="P10" draw:layer="layout" svg:x1="7.002cm" svg:y1="13.1cm" svg:x2="7.002cm" svg:y2="14.5cm">
          <text:p/>
        </draw:line>
        <draw:frame draw:style-name="gr32" draw:text-style-name="P25" draw:layer="layout" svg:width="3.244cm" svg:height="1.397cm" svg:x="3.757cm" svg:y="13.103cm">
          <draw:text-box>
            <text:p text:style-name="P24"><text:span text:style-name="T11">Variable</text:span><text:span text:style-name="T11"><text:line-break/></text:span><text:span text:style-name="T11">de </text:span><text:span text:style-name="T15">type réel</text:span></text:p>
          </draw:text-box>
        </draw:frame>
        <draw:line draw:style-name="gr22" draw:text-style-name="P10" draw:layer="layout" svg:x1="7.901cm" svg:y1="13.1cm" svg:x2="7.901cm" svg:y2="14.5cm">
          <text:p/>
        </draw:line>
        <draw:frame draw:style-name="gr33" draw:text-style-name="P27" draw:layer="layout" svg:width="5.945cm" svg:height="0.75cm" svg:x="7.856cm" svg:y="13.103cm">
          <draw:text-box>
            <text:p text:style-name="P26"><text:span text:style-name="T16">Convertir une chaîne</text:span><text:span text:style-name="T16"><text:line-break/></text:span><text:span text:style-name="T16">- int(…) : en un </text:span><text:span text:style-name="T17">entier</text:span></text:p>
            <text:p text:style-name="P26"><text:span text:style-name="T18">- float(…) : en un </text:span><text:span text:style-name="T17">rée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Semibold" svg:font-family="'Lato Semibold'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8T05:45:49.454446425</meta:creation-date>
    <dc:date>2021-09-10T08:03:45.354826010</dc:date>
    <meta:editing-duration>PT25M58S</meta:editing-duration>
    <meta:editing-cycles>5</meta:editing-cycles>
    <meta:generator>LibreOffice/7.2.0.4$Linux_X86_64 LibreOffice_project/fa0a9af5681a0acc7909a705f92c1ada8a658552</meta:generator>
    <meta:document-statistic meta:object-count="50"/>
  </office:meta>
</office:document-meta>
</file>